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Nationality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John</text:p>
          </table:table-cell>
          <table:table-cell office:value-type="string">
            <text:p>Byrne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Mark</text:p>
          </table:table-cell>
          <table:table-cell office:value-type="string">
            <text:p>Bagley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Jim</text:p>
          </table:table-cell>
          <table:table-cell office:value-type="string">
            <text:p>Lee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Whilce</text:p>
          </table:table-cell>
          <table:table-cell office:value-type="string">
            <text:p>Portacio</text:p>
          </table:table-cell>
          <table:table-cell office:value-type="string">
            <text:p>U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18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09-07T16:51:56</meta:creation-date>
    <meta:generator>OpenOffice/4.1.14$Unix OpenOffice.org_project/4114m1$Build-9811</meta:generator>
    <dc:date>2024-09-07T18:32:32</dc:date>
    <dc:creator>Stephen </dc:creator>
    <meta:editing-duration>PT17M44S</meta:editing-duration>
    <meta:editing-cycles>4</meta:editing-cycles>
    <meta:document-statistic meta:table-count="3" meta:cell-count="15" meta:object-count="0"/>
  </office:meta>
</office:document-meta>
</file>